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39.48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101.85mm"/>
    </style:style>
    <style:style style:name="co7" style:family="table-column">
      <style:table-column-properties fo:break-before="auto" style:column-width="74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4" style:family="table-cell" style:parent-style-name="Defaul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3.57mm" svg:height="90.16mm" svg:x="0mm" svg:y="54.19mm">
            <loext:p draw:notify-on-update-of-ranges="Sheet1.A4:Sheet1.A10 Sheet1.B4:Sheet1.B10 Sheet1.C4:Sheet1.C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Node Count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rande’s Sequential Algo</text:p>
          </table:table-cell>
          <table:table-cell table:style-name="ce2" office:value-type="string" calcext:value-type="string">
            <text:p>Parallel SPMD (4 Core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pan text:style-name="T1">Node</text:span> <text:span text:style-name="T2">20</text:span></text:p>
          </table:table-cell>
          <table:table-cell office:value-type="float" office:value="0.026" calcext:value-type="float">
            <text:p>0.026</text:p>
          </table:table-cell>
          <table:table-cell office:value-type="float" office:value="0.083" calcext:value-type="float">
            <text:p>0.083</text:p>
          </table:table-cell>
          <table:table-cell/>
          <table:table-cell table:style-name="ce3" office:value-type="string" calcext:value-type="string">
            <text:p>Information:</text:p>
          </table:table-cell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<text:span text:style-name="T1">Node </text:span><text:span text:style-name="T2">100</text:span></text:p>
          </table:table-cell>
          <table:table-cell office:value-type="float" office:value="3.59" calcext:value-type="float">
            <text:p>3.59</text:p>
          </table:table-cell>
          <table:table-cell office:value-type="float" office:value="2.42" calcext:value-type="float">
            <text:p>2.42</text:p>
          </table:table-cell>
          <table:table-cell/>
          <table:table-cell table:style-name="ce4" office:value-type="string" calcext:value-type="string">
            <text:p>Memory </text:p>
          </table:table-cell>
          <table:table-cell table:style-name="ce5" office:value-type="string" calcext:value-type="string">
            <text:p>3.3 G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Node</text:span> <text:span text:style-name="T2">200</text:span></text:p>
          </table:table-cell>
          <table:table-cell office:value-type="float" office:value="27.99" calcext:value-type="float">
            <text:p>27.99</text:p>
          </table:table-cell>
          <table:table-cell office:value-type="float" office:value="18.92" calcext:value-type="float">
            <text:p>18.92</text:p>
          </table:table-cell>
          <table:table-cell/>
          <table:table-cell table:style-name="ce4" office:value-type="string" calcext:value-type="string">
            <text:p>Processor</text:p>
          </table:table-cell>
          <table:table-cell table:style-name="ce5" office:value-type="string" calcext:value-type="string">
            <text:p>Intel® Core™ i5-4210U CPU @ 1.70GHz × 4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Node</text:span> <text:span text:style-name="T2">300</text:span></text:p>
          </table:table-cell>
          <table:table-cell office:value-type="float" office:value="93.7" calcext:value-type="float">
            <text:p>93.7</text:p>
          </table:table-cell>
          <table:table-cell office:value-type="float" office:value="63.59" calcext:value-type="float">
            <text:p>63.59</text:p>
          </table:table-cell>
          <table:table-cell/>
          <table:table-cell table:style-name="ce4" office:value-type="string" calcext:value-type="string">
            <text:p>Graphics</text:p>
          </table:table-cell>
          <table:table-cell table:style-name="ce5" office:value-type="string" calcext:value-type="string">
            <text:p>Intel® Haswell Mobile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Node</text:span> <text:span text:style-name="T2">400</text:span></text:p>
          </table:table-cell>
          <table:table-cell office:value-type="float" office:value="224.816" calcext:value-type="float">
            <text:p>224.816</text:p>
          </table:table-cell>
          <table:table-cell office:value-type="float" office:value="149.72" calcext:value-type="float">
            <text:p>149.72</text:p>
          </table:table-cell>
          <table:table-cell/>
          <table:table-cell table:style-name="ce4" office:value-type="string" calcext:value-type="string">
            <text:p>OS Type</text:p>
          </table:table-cell>
          <table:table-cell table:style-name="ce5" office:value-type="string" calcext:value-type="string">
            <text:p>64 b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Node </text:span><text:span text:style-name="T2">500</text:span></text:p>
          </table:table-cell>
          <table:table-cell office:value-type="float" office:value="408.08" calcext:value-type="float">
            <text:p>408.08</text:p>
          </table:table-cell>
          <table:table-cell office:value-type="float" office:value="274.56" calcext:value-type="float">
            <text:p>274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Node </text:span><text:span text:style-name="T2">700</text:span></text:p>
          </table:table-cell>
          <table:table-cell office:value-type="float" office:value="1406.51" calcext:value-type="float">
            <text:p>1406.51</text:p>
          </table:table-cell>
          <table:table-cell office:value-type="float" office:value="749.48" calcext:value-type="float">
            <text:p>749.4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23:43:24.219134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22:51:10.103840885</meta:creation-date>
    <dc:date>2017-04-17T23:46:57.652985899</dc:date>
    <meta:editing-duration>PT3M34S</meta:editing-duration>
    <meta:editing-cycles>2</meta:editing-cycles>
    <meta:generator>LibreOffice/5.1.6.2$Linux_X86_64 LibreOffice_project/10m0$Build-2</meta:generator>
    <meta:document-statistic meta:table-count="1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58cm" svg:height="9.017cm" xlink:href=".." xlink:type="simple" chart:class="chart:bar" chart:style-name="ch1">
        <chart:legend chart:legend-position="end" svg:x="14.518cm" svg:y="3.96cm" style:legend-expansion="high" chart:style-name="ch2"/>
        <chart:plot-area chart:style-name="ch3" table:cell-range-address="Sheet1.A4:Sheet1.C10" chart:data-source-has-labels="both" svg:x="0.327cm" svg:y="0.18cm" svg:width="13.864cm" svg:height="8.657cm">
          <chartooo:coordinate-region svg:x="1.319cm" svg:y="0.379cm" svg:width="12.872cm" svg:height="7.811cm"/>
          <chart:axis chart:dimension="x" chart:name="primary-x" chart:style-name="ch4" chartooo:axis-type="auto">
            <chartooo:date-scale/>
            <chart:categories table:cell-range-address="Sheet1.A4:Sheet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10" loext:label-string="brande" chart:class="chart:bar">
            <chart:data-point chart:repeated="7"/>
          </chart:series>
          <chart:series chart:style-name="ch8" chart:values-cell-range-address="Sheet1.C4:Sheet1.C10" loext:label-string="parallel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ande</text:p>
              </table:table-cell>
              <table:table-cell office:value-type="string">
                <text:p>parallel</text:p>
              </table:table-cell>
            </table:table-row>
          </table:table-header-rows>
          <table:table-rows>
            <table:table-row>
              <table:table-cell office:value-type="string">
                <text:p>Node 20</text:p>
                <draw:g>
                  <svg:desc>Sheet1.A4:Sheet1.A10</svg:desc>
                </draw:g>
              </table:table-cell>
              <table:table-cell office:value-type="float" office:value="0.026">
                <text:p>0.026</text:p>
                <draw:g>
                  <svg:desc>Sheet1.B4:Sheet1.B10</svg:desc>
                </draw:g>
              </table:table-cell>
              <table:table-cell office:value-type="float" office:value="0.083">
                <text:p>0.083</text:p>
                <draw:g>
                  <svg:desc>Sheet1.C4:Sheet1.C10</svg:desc>
                </draw:g>
              </table:table-cell>
            </table:table-row>
            <table:table-row>
              <table:table-cell office:value-type="string">
                <text:p>Node 100</text:p>
              </table:table-cell>
              <table:table-cell office:value-type="float" office:value="3.59">
                <text:p>3.59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Node 200</text:p>
              </table:table-cell>
              <table:table-cell office:value-type="float" office:value="27.99">
                <text:p>27.99</text:p>
              </table:table-cell>
              <table:table-cell office:value-type="float" office:value="18.92">
                <text:p>18.92</text:p>
              </table:table-cell>
            </table:table-row>
            <table:table-row>
              <table:table-cell office:value-type="string">
                <text:p>Node 300</text:p>
              </table:table-cell>
              <table:table-cell office:value-type="float" office:value="93.7">
                <text:p>93.7</text:p>
              </table:table-cell>
              <table:table-cell office:value-type="float" office:value="63.59">
                <text:p>63.59</text:p>
              </table:table-cell>
            </table:table-row>
            <table:table-row>
              <table:table-cell office:value-type="string">
                <text:p>Node 400</text:p>
              </table:table-cell>
              <table:table-cell office:value-type="float" office:value="224.816">
                <text:p>224.816</text:p>
              </table:table-cell>
              <table:table-cell office:value-type="float" office:value="149.72">
                <text:p>149.72</text:p>
              </table:table-cell>
            </table:table-row>
            <table:table-row>
              <table:table-cell office:value-type="string">
                <text:p>Node 500</text:p>
              </table:table-cell>
              <table:table-cell office:value-type="float" office:value="408.08">
                <text:p>408.08</text:p>
              </table:table-cell>
              <table:table-cell office:value-type="float" office:value="274.56">
                <text:p>274.56</text:p>
              </table:table-cell>
            </table:table-row>
            <table:table-row>
              <table:table-cell office:value-type="string">
                <text:p>Node 700</text:p>
              </table:table-cell>
              <table:table-cell office:value-type="float" office:value="1406.51">
                <text:p>1406.51</text:p>
              </table:table-cell>
              <table:table-cell office:value-type="float" office:value="749.48">
                <text:p>749.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